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6">06.02.2019</text:date>, <text:time>19:47:1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9-02-06T19:44:25.20</meta:creation-date>
    <dc:date>2019-02-06T19:47:12.37</dc:date>
    <meta:editing-duration>PT00H02M48S</meta:editing-duration>
    <meta:editing-cycles>1</meta:editing-cycles>
    <meta:document-statistic meta:table-count="3" meta:cell-count="12" meta:object-count="0"/>
    <meta:generator>OpenOffice.org/3.1$Win32 OpenOffice.org_project/310m19$Build-9420</meta:generator>
  </office:meta>
</office:document-meta>
</file>